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weight="bold" officeooo:rsid="0004d01c" officeooo:paragraph-rsid="00161572" style:font-size-asian="47.25pt" style:font-weight-asian="bold" style:font-size-complex="54pt" style:font-weight-complex="bold"/>
    </style:style>
    <style:style style:name="T1" style:family="text">
      <style:text-properties officeooo:rsid="00161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<text:span text:style-name="T1">CRON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2:54:13.117313436</meta:creation-date>
    <meta:generator>LibreOffice/6.3.3.2$Linux_X86_64 LibreOffice_project/a64200df03143b798afd1ec74a12ab50359878ed</meta:generator>
    <dc:date>2019-11-28T12:55:11.284629091</dc:date>
    <meta:editing-duration>PT59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</office:meta>
</office:document-meta>
</file>